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stomer Entity does not show a membership ID. <text:s/>I would add one and make it a primary key.</text:p>
      <text:p text:style-name="Standard">Tilte ID alone does not uniquely identify a movie rental. <text:s/>I would make the Movie entity have primary key of TitleID and Copy ID. <text:s/>Further, I would actually make a single ternary relation instead of the two binary relations (call it the MovieRentals transaction) from the three entities. <text:s/>( Yes ternary does me three, and not something else like 4 or more). </text:p>
      <text:p text:style-name="Standard"/>
      <text:p text:style-name="Standard">This MovieRentals relation would contain (as foreign keys) the three primary keys from the three entities. <text:s/>In addition, I would add a timestamp attribute. <text:s/>Lastly I would add both a due-date and a return date..</text:p>
      <text:p text:style-name="Standard"/>
      <text:p text:style-name="P1">Entities:</text:p>
      <text:p text:style-name="Standard">Clerk(<text:span text:style-name="T1">IDCode</text:span>, Name, Home Adress)</text:p>
      <text:p text:style-name="Standard">Movie(<text:span text:style-name="T1">TitleID</text:span>, <text:span text:style-name="T1">CopyID</text:span>, Title, ReleaseDate)</text:p>
      <text:p text:style-name="Standard">Customer(<text:span text:style-name="T1">MembershipID</text:span>, Name, Phone)</text:p>
      <text:p text:style-name="Standard"/>
      <text:p text:style-name="Standard"><text:span text:style-name="T2">Relations</text:span>:</text:p>
      <text:p text:style-name="Standard">MovieRentals(ClerkID, CustomerID, MovieTitleID, MovieCopyID, TimeStamp, DueDate, ReturnDate)</text:p>
      <text:p text:style-name="Standard"/>
      <text:p text:style-name="Standard">Lastly, the primary key of MovieRentals would be interesting. <text:s/>The first four attributes above would be a part of it, but in addition one would need to account for the rental time window somehow. <text:s/>Right, now it's now apparent that what that would be exactly, but timestamp and ReturnDate define the window when a movie is taken.</text:p>
      <text:p text:style-name="Standard"/>
      <text:p text:style-name="Standard"/>
      <text:list xml:id="list1496766931" text:style-name="L1">
        <text:list-item>
          <text:p text:style-name="P2">Mateu Hunter</text:p>
        </text:list-item>
        <text:list-item>
          <text:p text:style-name="P2">mxhunter@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unter </meta:initial-creator>
    <meta:creation-date>2009-12-18T19:48:49</meta:creation-date>
    <dc:date>2009-12-18T20:15:40</dc:date>
    <dc:creator>hunter </dc:creator>
    <meta:editing-duration>PT00H26M05S</meta:editing-duration>
    <meta:editing-cycles>13</meta:editing-cycles>
    <meta:generator>OpenOffice.org/3.1$Unix OpenOffice.org_project/310m19$Build-9420</meta:generator>
    <meta:document-statistic meta:table-count="0" meta:image-count="0" meta:object-count="0" meta:page-count="1" meta:paragraph-count="12" meta:word-count="197" meta:character-count="1230"/>
  </office:meta>
</office:document-meta>
</file>